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Graphik Thai Loop Regular" svg:font-family="'Graphik Thai Loop Regular'" style:font-pitch="variable"/>
    <style:font-face style:name="Iosevka1" svg:font-family="Iosevka" style:font-pitch="variable"/>
    <style:font-face style:name="Iosevka" svg:font-family="Iosevka" style:font-family-generic="roman" style:font-pitch="variable"/>
    <style:font-face style:name="Iosevka Oblique" svg:font-family="'Iosevka Obliq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8pt" officeooo:paragraph-rsid="00083dc3" style:font-size-asian="8pt" style:font-size-complex="8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 fo:padding="0in" fo:border="none" style:shadow="none"/>
      <style:text-properties fo:color="#000000" loext:opacity="100%" style:font-name="Iosevka1" fo:font-size="8pt" officeooo:rsid="00083dc3" officeooo:paragraph-rsid="00083dc3" style:font-size-asian="8pt" style:font-name-complex="Graphik Thai Loop Regular" style:font-size-complex="8pt"/>
    </style:style>
    <style:style style:name="T1" style:family="text">
      <style:text-properties fo:color="#0033b3" loext:opacity="100%" style:font-name="Iosevka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0033b3" loext:opacity="100%" style:font-name="Iosevka" fo:font-style="normal" fo:font-weight="normal" style:font-style-asian="normal" style:font-weight-asian="normal"/>
    </style:style>
    <style:style style:name="T3" style:family="text">
      <style:text-properties fo:color="#000000" loext:opacity="100%" style:font-name="Iosevka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000000" loext:opacity="100%" style:font-name="Iosevka" fo:font-style="normal" fo:font-weight="normal" style:font-style-asian="normal" style:font-weight-asian="normal"/>
    </style:style>
    <style:style style:name="T5" style:family="text">
      <style:text-properties fo:color="#080808" loext:opacity="100%" style:font-name="Iosevka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080808" loext:opacity="100%" style:font-name="Iosevka" fo:font-style="normal" fo:font-weight="normal" style:font-style-asian="normal" style:font-weight-asian="normal"/>
    </style:style>
    <style:style style:name="T7" style:family="text">
      <style:text-properties fo:color="#00627a" loext:opacity="100%" style:font-name="Iosevka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00627a" loext:opacity="100%" style:font-name="Iosevka" fo:font-style="normal" fo:font-weight="normal" style:font-style-asian="normal" style:font-weight-asian="normal"/>
    </style:style>
    <style:style style:name="T9" style:family="text">
      <style:text-properties fo:color="#1750eb" loext:opacity="100%" style:font-name="Iosevka" fo:font-size="13.5pt" fo:font-style="normal" fo:font-weight="normal" style:font-size-asian="13.5pt" style:font-style-asian="normal" style:font-weight-asian="normal"/>
    </style:style>
    <style:style style:name="T10" style:family="text">
      <style:text-properties fo:color="#1750eb" loext:opacity="100%" style:font-name="Iosevka" fo:font-style="normal" fo:font-weight="normal" style:font-style-asian="normal" style:font-weight-asian="normal"/>
    </style:style>
    <style:style style:name="T11" style:family="text">
      <style:text-properties fo:color="#871094" loext:opacity="100%" style:font-name="Iosevka Oblique" fo:font-size="13.5pt" fo:font-style="italic" fo:font-weight="normal" style:font-size-asian="13.5pt" style:font-style-asian="italic" style:font-weight-asian="normal"/>
    </style:style>
    <style:style style:name="T12" style:family="text">
      <style:text-properties fo:color="#871094" loext:opacity="100%" style:font-name="Iosevka Oblique" fo:font-style="italic" fo:font-weight="normal" style:font-style-asian="italic" style:font-weight-asian="normal"/>
    </style:style>
    <style:style style:name="T13" style:family="text">
      <style:text-properties fo:color="#067d17" loext:opacity="100%" style:font-name="Iosevka" fo:font-size="13.5pt" fo:font-style="normal" fo:font-weight="normal" style:font-size-asian="13.5pt" style:font-style-asian="normal" style:font-weight-asian="normal"/>
    </style:style>
    <style:style style:name="T14" style:family="text">
      <style:text-properties fo:color="#067d17" loext:opacity="100%" style:font-name="Iosevka" fo:font-style="normal" fo:font-weight="normal" style:font-style-asian="normal" style:font-weight-asian="normal"/>
    </style:style>
    <style:style style:name="T15" style:family="text">
      <style:text-properties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Graphik Thai Loop Regular" svg:font-family="'Graphik Thai Loop Regular'" style:font-pitch="variable"/>
    <style:font-face style:name="Iosevka1" svg:font-family="Iosevka" style:font-pitch="variable"/>
    <style:font-face style:name="Iosevka" svg:font-family="Iosevka" style:font-family-generic="roman" style:font-pitch="variable"/>
    <style:font-face style:name="Iosevka Oblique" svg:font-family="'Iosevka Obliq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text-align="center" style:justify-single-word="false" fo:background-color="#ffffff" fo:padding="0in" fo:border="none" style:shadow="none"/>
      <style:text-properties fo:color="#000000" loext:opacity="100%" style:font-name="Iosevka1" fo:font-size="8pt" officeooo:rsid="00083dc3" officeooo:paragraph-rsid="00083dc3" style:font-size-asian="8pt" style:font-name-complex="Graphik Thai Loop Regular" style:font-size-complex="8pt"/>
    </style:style>
    <style:style style:name="MT1" style:family="text">
      <style:text-properties fo:font-style="normal" fo:font-weight="normal" style:font-style-asian="normal" style:font-weight-asian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64010009 <text:s/>Korn Rojrattanapany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6:45:27.038813868</meta:creation-date>
    <dc:date>2022-01-14T17:00:31.371593887</dc:date>
    <meta:editing-duration>PT14M26S</meta:editing-duration>
    <meta:editing-cycles>7</meta:editing-cycles>
    <meta:generator>LibreOffice/7.1.8.1$Linux_X86_64 LibreOffice_project/10$Build-1</meta:generator>
    <meta:document-statistic meta:table-count="0" meta:image-count="0" meta:object-count="0" meta:page-count="1" meta:paragraph-count="1" meta:word-count="3" meta:character-count="30" meta:non-whitespace-character-count="27"/>
  </office:meta>
</office:document-meta>
</file>